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a76" officeooo:paragraph-rsid="001bda76"/>
    </style:style>
    <style:style style:name="P2" style:family="paragraph" style:parent-style-name="Standard">
      <style:text-properties officeooo:rsid="001dae86" officeooo:paragraph-rsid="001dae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ebsite has been created as a web project by Abusaeed Shuvo</text:p>
      <text:p text:style-name="P1"/>
      <text:p text:style-name="P1">Contact info:</text:p>
      <text:p text:style-name="P1">github: <text:a xlink:type="simple" xlink:href="https://www.github.com/abusaeed-shuvo" text:style-name="Internet_20_link" text:visited-style-name="Visited_20_Internet_20_Link">github.com/abusaeed-shuvo</text:a></text:p>
      <text:p text:style-name="P2">twitter: <text:a xlink:type="simple" xlink:href="https://twitter.com/Abusaeed_Shuvo" text:style-name="Internet_20_link" text:visited-style-name="Visited_20_Internet_20_Link">twitter/abusaeed-shuvo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12:37:12.566000000</meta:creation-date>
    <dc:date>2023-06-01T12:54:21.051000000</dc:date>
    <meta:editing-duration>PT17M10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18" meta:character-count="141" meta:non-whitespace-character-count="127"/>
  </office:meta>
</office:document-meta>
</file>